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 style:list-style-name="L1"/>
    <style:style style:name="P2" style:family="paragraph" style:parent-style-name="List_20_Contents" style:list-style-name="L3"/>
    <style:style style:name="P3" style:family="paragraph" style:parent-style-name="List_20_Contents" style:list-style-name="L4"/>
    <style:style style:name="P4" style:family="paragraph" style:parent-style-name="List_20_Contents" style:list-style-name="L5"/>
    <style:style style:name="P5" style:family="paragraph" style:parent-style-name="List_20_Contents" style:list-style-name="L9"/>
    <style:style style:name="P6" style:family="paragraph" style:parent-style-name="List_20_Contents" style:list-style-name="L10"/>
    <style:style style:name="P7" style:family="paragraph" style:parent-style-name="List_20_Contents" style:list-style-name="L11"/>
    <style:style style:name="P8" style:family="paragraph" style:parent-style-name="List_20_Contents" style:list-style-name="L14"/>
    <style:style style:name="P9" style:family="paragraph" style:parent-style-name="List_20_Contents" style:list-style-name="L15"/>
    <style:style style:name="P10" style:family="paragraph" style:parent-style-name="List_20_Contents" style:list-style-name="L16"/>
    <style:style style:name="P11" style:family="paragraph" style:parent-style-name="List_20_Contents">
      <style:paragraph-properties fo:margin-top="0cm" fo:margin-bottom="0.499cm"/>
    </style:style>
    <style:style style:name="P12" style:family="paragraph" style:parent-style-name="List_20_Contents" style:list-style-name="L5">
      <style:paragraph-properties fo:margin-top="0cm" fo:margin-bottom="0.499cm"/>
    </style:style>
    <style:style style:name="P13" style:family="paragraph" style:parent-style-name="List_20_Contents" style:list-style-name="L6">
      <style:paragraph-properties fo:margin-top="0cm" fo:margin-bottom="0.499cm"/>
    </style:style>
    <style:style style:name="P14" style:family="paragraph" style:parent-style-name="List_20_Contents" style:list-style-name="L7">
      <style:paragraph-properties fo:margin-top="0cm" fo:margin-bottom="0.499cm"/>
    </style:style>
    <style:style style:name="P15" style:family="paragraph" style:parent-style-name="List_20_Contents" style:list-style-name="L11">
      <style:paragraph-properties fo:margin-top="0cm" fo:margin-bottom="0.499cm"/>
    </style:style>
    <style:style style:name="P16" style:family="paragraph" style:parent-style-name="List_20_Contents" style:list-style-name="L12">
      <style:paragraph-properties fo:margin-top="0cm" fo:margin-bottom="0.499cm"/>
    </style:style>
    <style:style style:name="P17" style:family="paragraph" style:parent-style-name="List_20_Contents" style:list-style-name="L16">
      <style:paragraph-properties fo:margin-top="0cm" fo:margin-bottom="0.499cm"/>
    </style:style>
    <style:style style:name="P18" style:family="paragraph" style:parent-style-name="Standard">
      <style:text-properties fo:font-size="18pt" style:font-size-asian="18pt" style:font-size-complex="18pt"/>
    </style:style>
    <style:style style:name="P19" style:family="paragraph" style:parent-style-name="Text_20_body" style:list-style-name="L2"/>
    <style:style style:name="P20" style:family="paragraph" style:parent-style-name="Text_20_body">
      <style:text-properties fo:font-size="18pt" style:font-size-asian="18pt" style:font-size-complex="18pt"/>
    </style:style>
    <style:style style:name="P21" style:family="paragraph" style:parent-style-name="Text_20_body" style:list-style-name="L8"/>
    <style:style style:name="P22" style:family="paragraph" style:parent-style-name="Text_20_body" style:list-style-name="L13"/>
    <style:style style:name="P23" style:family="paragraph" style:parent-style-name="Text_20_body" style:list-style-name="L2">
      <style:paragraph-properties fo:margin-top="0cm" fo:margin-bottom="0cm"/>
    </style:style>
    <style:style style:name="P24" style:family="paragraph" style:parent-style-name="Text_20_body" style:list-style-name="L8">
      <style:paragraph-properties fo:margin-top="0cm" fo:margin-bottom="0cm"/>
    </style:style>
    <style:style style:name="P25" style:family="paragraph" style:parent-style-name="Text_20_body" style:list-style-name="L13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Use Case</text:span>: Bearbeite einer Liste</text:p>
      <text:p text:style-name="Text_20_body"><text:span text:style-name="T1">Actor</text:span>: Angemeldeter Benutzer</text:p>
      <text:p text:style-name="Text_20_body"><text:span text:style-name="T1">Brief</text:span>: <text:span text:style-name="T2">Der Benutzer möchte einer erstellten Liste Inhalt geben, oder diesen ändern.</text:span></text:p>
      <text:p text:style-name="Text_20_body"><text:span text:style-name="T1">Postconditions</text:span></text:p>
      <text:p text:style-name="List_20_Contents"><text:span text:style-name="T1">Success Guarantees</text:span>: </text:p>
      <text:list xml:id="list6058476516514252377" text:style-name="L1">
        <text:list-item>
          <text:p text:style-name="P1">Der benutzer hat eine Liste, in der er nachschlagen kann, welche Achievement ihm noch fehlen, welche er schon bewältigt hat und wie er ein gewünschtes Achievement bewältigt.</text:p>
        </text:list-item>
      </text:list>
      <text:p text:style-name="Text_20_body"><text:span text:style-name="T1">Preconditions</text:span>:</text:p>
      <text:p text:style-name="P11">Eine leere Liste wurde erstellt und der Benutzer hat sich über gewünschte Acievements informiert.</text:p>
      <text:p text:style-name="Text_20_body"><text:span text:style-name="T1">Triggers</text:span>:</text:p>
      <text:list xml:id="list5690705708511521151" text:style-name="L6">
        <text:list-item>
          <text:p text:style-name="P13">Der Benutzer klickt auf den bearbeiten Button.</text:p>
        </text:list-item>
        <text:list-item>
          <text:p text:style-name="P13">Eine leere Liste wurde erstellt.</text:p>
        </text:list-item>
      </text:list>
      <text:p text:style-name="Text_20_body"><text:span text:style-name="T1">Basic flow</text:span>:</text:p>
      <text:list xml:id="list616071989928904577" text:style-name="L2">
        <text:list-item>
          <text:p text:style-name="P23">Das System erstellt eine leere, Liste die der benutzer selbst füllen und in spalten und Zeilengröße anpassen kann.</text:p>
        </text:list-item>
        <text:list-item>
          <text:p text:style-name="P23">Der Benutzer füllt die Liste bs er zufrieden ist.</text:p>
          <text:list>
            <text:list-item>
              <text:p text:style-name="P23">Bei Bedarf werde Unterlisten vom System erzeugt und vom Benutzer gefüllt. </text:p>
            </text:list-item>
          </text:list>
        </text:list-item>
        <text:list-item>
          <text:p text:style-name="P23">Das System speichert die Liste und eventuelle Unterlisten. </text:p>
        </text:list-item>
        <text:list-item>
          <text:p text:style-name="P19">Das System Zeigt die neue Version der Liste an. </text:p>
        </text:list-item>
      </text:list>
      <text:p text:style-name="Text_20_body"><text:span text:style-name="T1">Extensions</text:span>:</text:p>
      <text:p text:style-name="Text_20_body">2-3.</text:p>
      <text:p text:style-name="List_20_Contents">a. Lösche Liste</text:p>
      <text:p text:style-name="List_20_Contents">b. Bearbeitung stoppe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in Mathesdorf</meta:initial-creator>
    <meta:creation-date>2016-06-20T08:40:12.68</meta:creation-date>
    <dc:date>2016-06-20T09:41:06.41</dc:date>
    <dc:creator>Robin Mathesdorf</dc:creator>
    <meta:editing-duration>PT15M9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1" meta:paragraph-count="21" meta:word-count="151" meta:character-count="967"/>
  </office:meta>
</office:document-meta>
</file>